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fo:language="en" fo:country="US" style:font-size-asian="13pt" style:font-size-complex="13pt"/>
    </style:style>
    <style:style style:name="P2" style:family="paragraph" style:parent-style-name="Standard" style:list-style-name="WWNum1"/>
    <style:style style:name="P3" style:family="paragraph" style:parent-style-name="Standard">
      <style:paragraph-properties fo:margin-left="1.27cm" fo:margin-right="0cm" fo:text-indent="0cm" style:auto-text-indent="false"/>
      <style:text-properties fo:font-size="13pt" fo:language="en" fo:country="US" style:font-size-asian="13pt" style:font-size-complex="13pt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size="13pt" fo:language="en" fo:country="US" style:font-size-asian="13pt" style:font-size-complex="13pt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fo:font-size="13pt" fo:language="en" fo:country="US" style:font-size-asian="13pt" style:font-size-complex="13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size="13pt" fo:language="en" fo:country="US" style:font-size-asian="13pt" style:font-size-complex="13pt"/>
    </style:style>
    <style:style style:name="T2" style:family="text">
      <style:text-properties fo:font-size="13pt" fo:language="en" fo:country="US" style:font-size-asian="13pt" style:language-asian="fr" style:country-asian="FR" style:font-size-complex="13pt" style:language-complex="ar" style:country-complex="SA"/>
    </style:style>
    <style:style style:name="T3" style:family="text"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T4" style:family="text">
      <style:text-properties fo:font-size="13pt" fo:language="en" fo:country="US" fo:font-style="normal" style:font-size-asian="13pt" style:font-style-asian="normal" style:font-size-complex="13pt" style:font-style-complex="normal"/>
    </style:style>
    <style:style style:name="T5" style:family="text">
      <style:text-properties fo:font-variant="normal" fo:text-transform="none" fo:color="#252525" style:font-name="sans-serif" fo:font-size="10pt" fo:letter-spacing="normal" fo:font-style="normal" fo:font-weight="norm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fo:color="#252525" style:font-name="sans-serif" fo:font-size="10pt" fo:letter-spacing="normal" fo:font-style="italic" fo:font-weight="normal" style:font-size-asian="10pt" style:font-style-asian="italic" style:font-weight-asian="normal" style:font-size-complex="10pt" style:font-style-complex="italic"/>
    </style:style>
    <style:style style:name="T7" style:family="text">
      <style:text-properties fo:font-variant="normal" fo:text-transform="none" fo:color="#252525" style:font-name="sans-serif" fo:font-size="10pt" fo:letter-spacing="normal" fo:language="en" fo:country="US" fo:font-style="italic" fo:font-weight="normal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T8" style:family="text">
      <style:text-properties fo:color="#dddddd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Questionnaire: </text:span></text:p>
      <text:p text:style-name="P1"/>
      <text:list xml:id="list877777855919492720" text:style-name="WWNum1">
        <text:list-item>
          <text:p text:style-name="P2"><text:span text:style-name="T1">Questions related to the comprehension of the dialogue</text:span></text:p>
        </text:list-item>
      </text:list>
      <text:p text:style-name="Standard"/>
      <text:list xml:id="list114109743431382" text:continue-numbering="true" text:style-name="WWNum1">
        <text:list-item>
          <text:p text:style-name="P2"><text:span text:style-name="T1">Who dominates the conversation ?</text:span></text:p>
          <text:list>
            <text:list-item>
              <text:p text:style-name="P2"><text:span text:style-name="T1">Speaker_A</text:span></text:p>
            </text:list-item>
            <text:list-item>
              <text:p text:style-name="P2"><text:span text:style-name="T1">speaker_B</text:span></text:p>
            </text:list-item>
            <text:list-item>
              <text:p text:style-name="P2"><text:span text:style-name="T1">Neither</text:span></text:p>
            </text:list-item>
          </text:list>
        </text:list-item>
      </text:list>
      <text:p text:style-name="P1"/>
      <text:list xml:id="list114110478460119" text:continue-numbering="true" text:style-name="WWNum1">
        <text:list-item>
          <text:p text:style-name="P2"><text:span text:style-name="T3">Speaker_A </text:span><text:span text:style-name="T1">takes in account the preferences of speaker 2 to choose a restaurant</text:span></text:p>
        </text:list-item>
      </text:list>
      <text:p text:style-name="P3"/>
      <text:p text:style-name="P8"><text:span text:style-name="T5"><text:tab/></text:span><text:span text:style-name="T6">Strongly disagree <text:tab/>Disagree <text:s text:c="5"/>Neither agree nor disagree<text:tab/> Agree<text:tab/> <text:s text:c="4"/>Strongly agree</text:span></text:p>
      <text:p text:style-name="P4"/>
      <text:list xml:id="list114109722622041" text:continue-numbering="true" text:style-name="WWNum1">
        <text:list-item>
          <text:p text:style-name="P2"><text:span text:style-name="T3">Speaker_B</text:span><text:span text:style-name="T1"> is self centered and only consider his preferences to choose a restaurant.</text:span></text:p>
        </text:list-item>
      </text:list>
      <text:p text:style-name="P3"/>
      <text:p text:style-name="P5"><text:span text:style-name="T2"><text:s/></text:span><text:span text:style-name="T7">Strongly disagree <text:tab/>Disagree <text:s text:c="5"/>Neither agree nor disagree<text:tab/> Agree<text:tab/> <text:s text:c="4"/>Strongly agree</text:span></text:p>
      <text:p text:style-name="P3"/>
      <text:list xml:id="list114109133694400" text:continue-numbering="true" text:style-name="WWNum1">
        <text:list-item>
          <text:p text:style-name="P2"><text:span text:style-name="T3">Speaker_B</text:span><text:span text:style-name="T1"> cares about the preferences of Speaker_A to take a decision.</text:span></text:p>
        </text:list-item>
      </text:list>
      <text:p text:style-name="P6"/>
      <text:p text:style-name="P5"><text:span text:style-name="T7">Strongly disagree <text:tab/>Disagree <text:s text:c="5"/>Neither agree nor disagree<text:tab/> Agree<text:tab/> <text:s text:c="4"/>Strongly agree</text:span></text:p>
      <text:p text:style-name="P6"/>
      <text:list xml:id="list114109626765870" text:continue-numbering="true" text:style-name="WWNum1">
        <text:list-item>
          <text:p text:style-name="P2"><text:span text:style-name="T3">Speaker_A</text:span><text:span text:style-name="T1"> is demanding concerning the choice of the restaurant</text:span></text:p>
        </text:list-item>
      </text:list>
      <text:p text:style-name="P6"/>
      <text:p text:style-name="P5"><text:span text:style-name="T7">Strongly disagree <text:tab/>Disagree <text:s text:c="5"/>Neither agree nor disagree<text:tab/> Agree<text:tab/> <text:s text:c="4"/>Strongly agree</text:span></text:p>
      <text:p text:style-name="P6"/>
      <text:list xml:id="list114109069848089" text:continue-numbering="true" text:style-name="WWNum1">
        <text:list-item>
          <text:p text:style-name="P2"><text:span text:style-name="T3">Speaker_B</text:span><text:span text:style-name="T1"> is flexible in the choice of the restaurant. </text:span></text:p>
        </text:list-item>
      </text:list>
      <text:p text:style-name="Standard"/>
      <text:p text:style-name="Standard"><text:span text:style-name="T7"><text:tab/>Strongly disagree <text:tab/>Disagree <text:s text:c="5"/>Neither agree nor disagree<text:tab/> Agree<text:tab/> <text:s text:c="4"/>Strongly agree</text:span></text:p>
      <text:p text:style-name="P1"/>
      <text:list xml:id="list114109952479372" text:continue-numbering="true" text:style-name="WWNum1">
        <text:list-item>
          <text:p text:style-name="P2"><text:span text:style-name="T3">Speaker_A </text:span><text:span text:style-name="T1">leads the dialogue (It seems vague ….)</text:span></text:p>
        </text:list-item>
      </text:list>
      <text:p text:style-name="Standard"/>
      <text:p text:style-name="Standard"><text:bookmark text:name="__DdeLink__1119_334256028"/><text:span text:style-name="T7"><text:tab/>Strongly disagree <text:tab/>Disagree <text:s text:c="5"/>Neither agree nor disagree<text:tab/> Agree<text:tab/> <text:s text:c="4"/>Strongly agree</text:span></text:p>
      <text:p text:style-name="P1"/>
      <text:list xml:id="list114109181799597" text:continue-numbering="true" text:style-name="WWNum1">
        <text:list-item>
          <text:p text:style-name="P2"><text:span text:style-name="T3">Speaker_B <text:s/></text:span><text:span text:style-name="T4">is being guided bu </text:span><text:span text:style-name="T3">Speaker_A </text:span><text:span text:style-name="T4"><text:s/>during the dialogue</text:span></text:p>
        </text:list-item>
      </text:list>
      <text:p text:style-name="P6"/>
      <text:p text:style-name="P5"><text:span text:style-name="T7">Strongly disagree <text:tab/>Disagree <text:s text:c="5"/>Neither agree nor disagree<text:tab/> Agree<text:tab/> <text:s text:c="4"/>Strongly agree</text:span></text:p>
      <text:p text:style-name="Standard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<text:soft-page-break/>Charles version : </text:p>
      <text:p text:style-name="Standard"/>
      <text:p text:style-name="Standard">1.     Speaker A takes the preferences of the other speaker into account in choosing a restaurant. (other)<text:line-break/><text:line-break/>2.     Speaker B only considers his own preferences in choosing a restaurant. (other)<text:line-break/><text:line-break/>[3.     <text:span text:style-name="T8">Speaker_1 cares about the preferences of Speaker_1 to take a decision.] too similar to 1.</text:span><text:line-break/><text:line-break/>3.      Speaker A is demanding concerning the choice of the restaurant. <text:bookmark-start text:name="__DdeLink__1368_334256028"/>(demanding)<text:bookmark-end text:name="__DdeLink__1368_334256028"/><text:line-break/><text:line-break/>4.     Speaker <text:s/>B is flexible in his choice of the restaurant. (demanding)<text:line-break/><text:line-break/>5.     Speaker A leads the dialogue.  [I think this is fine] (flow)<text:line-break/><text:line-break/>6.     Speaker B  is being guided by the other speaker during the dialogue. (flow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1:46:00</meta:creation-date>
    <meta:initial-creator>Lydia</meta:initial-creator>
    <dc:language>fr-FR</dc:language>
    <dc:creator>Lydia</dc:creator>
    <dc:date>2016-06-22T11:46:00</dc:date>
    <meta:editing-cycles>2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2" meta:paragraph-count="22" meta:word-count="270" meta:character-count="1837" meta:non-whitespace-character-count="1470"/>
    <meta:template xlink:type="simple" xlink:actuate="onRequest" xlink:title="Normal.dotm" xlink:href=""/>
  </office:meta>
</office:document-meta>
</file>